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normal">f</mi>
      <mrow>
        <mrow>
          <mrow>
            <mo stretchy="false">[</mo>
            <mrow>
              <mi>t</mi>
              <mi>,</mi>
              <mrow>
                <mi>t</mi>
                <mo stretchy="false">+</mo>
                <mi mathvariant="italic">dt</mi>
              </mrow>
            </mrow>
            <mo stretchy="false">]</mo>
          </mrow>
          <mo stretchy="false">=</mo>
          <mfrac>
            <mrow>
              <mi>dN</mi>
              <mrow>
                <mo stretchy="false">[</mo>
                <mi>t</mi>
                <mo stretchy="false">]</mo>
              </mrow>
            </mrow>
            <mrow>
              <mi mathvariant="normal">N</mi>
              <mrow>
                <mo stretchy="false">[</mo>
                <mrow>
                  <mi>t</mi>
                  <mo stretchy="false">=</mo>
                  <mn>0</mn>
                </mrow>
                <mo stretchy="false">]</mo>
              </mrow>
            </mrow>
          </mfrac>
        </mrow>
        <mo stretchy="false">=</mo>
        <mfrac>
          <mrow>
            <mi mathvariant="normal">N</mi>
            <mrow>
              <mrow>
                <mo stretchy="false">[</mo>
                <mi>t</mi>
                <mo stretchy="false">]</mo>
              </mrow>
              <mo stretchy="false">−</mo>
              <mi mathvariant="normal">N</mi>
            </mrow>
            <mrow>
              <mo stretchy="false">[</mo>
              <mrow>
                <mi>t</mi>
                <mo stretchy="false">+</mo>
                <mi mathvariant="italic">dt</mi>
              </mrow>
              <mo stretchy="false">]</mo>
            </mrow>
          </mrow>
          <mrow>
            <mi mathvariant="normal">N</mi>
            <mrow>
              <mo stretchy="false">[</mo>
              <mrow>
                <mi>t</mi>
                <mo stretchy="false">=</mo>
                <mn>0</mn>
              </mrow>
              <mo stretchy="false">]</mo>
            </mrow>
          </mrow>
        </mfrac>
      </mrow>
    </mrow>
    <annotation encoding="StarMath 5.0">func f[t,t+dt]={func dN[ t]} over {func N[t=0]}={func N[t]-func N[t+dt]} over {func N[ t=0]}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5-03-17T18:49:15</meta:creation-date>
    <dc:date>2005-03-17T19:00:32</dc:date>
    <meta:editing-cycles>2</meta:editing-cycles>
    <meta:editing-duration>PT11M17S</meta:editing-duration>
    <meta:user-defined meta:name="Info 1"/>
    <meta:user-defined meta:name="Info 2"/>
    <meta:user-defined meta:name="Info 3"/>
    <meta:user-defined meta:name="Info 4"/>
  </office:meta>
</office:document-meta>
</file>